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erif Condensed" svg:font-family="'DejaVu Serif Condensed'" style:font-family-generic="roman" style:font-pitch="variable"/>
    <style:font-face style:name="F51" svg:font-family="F51"/>
    <style:font-face style:name="F67" svg:font-family="F67"/>
    <style:font-face style:name="F68" svg:font-family="F68"/>
    <style:font-face style:name="F95" svg:font-family="F95"/>
    <style:font-face style:name="F96" svg:font-family="F96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stroke-dash149" svg:stroke-width="0.011cm" svg:stroke-color="#000000" draw:stroke-linejoin="miter" svg:stroke-linecap="butt" draw:fill="solid" draw:fill-color="#f2f2f2" fo:padding-top="0.005cm" fo:padding-bottom="0.005cm" fo:padding-left="0.005cm" fo:padding-right="0.005cm" loext:decorative="false"/>
    </style:style>
    <style:style style:name="gr2" style:family="graphic" style:parent-style-name="standard">
      <style:graphic-properties draw:stroke="solid" svg:stroke-width="0.005cm" svg:stroke-color="#000000" draw:stroke-linejoin="miter" svg:stroke-linecap="butt" draw:fill="solid" draw:fill-color="#f2f2ff" fo:padding-top="0.002cm" fo:padding-bottom="0.002cm" fo:padding-left="0.002cm" fo:padding-right="0.002cm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1.54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3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63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solid" svg:stroke-width="0.011cm" svg:stroke-color="#000000" draw:stroke-linejoin="miter" svg:stroke-linecap="butt" draw:fill="none" fo:padding-top="0.005cm" fo:padding-bottom="0.005cm" fo:padding-left="0.005cm" fo:padding-right="0.005cm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069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middle" draw:auto-grow-height="true" draw:auto-grow-width="true" fo:min-height="0.331cm" fo:min-width="0.98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middle" draw:auto-grow-height="true" draw:auto-grow-width="true" fo:min-height="0.399cm" fo:min-width="2.9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28cm" fo:min-width="2.11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28cm" fo:min-width="0.5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28cm" fo:min-width="1.263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507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20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1.31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78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898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764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middle" draw:auto-grow-height="true" draw:auto-grow-width="true" fo:min-height="0.629cm" fo:min-width="1.941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solid" svg:stroke-width="0.008cm" svg:stroke-color="#000000" draw:stroke-linejoin="round" svg:stroke-linecap="round" draw:fill="none" fo:padding-top="0.004cm" fo:padding-bottom="0.004cm" fo:padding-left="0.004cm" fo:padding-right="0.004cm" loext:decorative="false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31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542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 loext:decorative="false"/>
    </style:style>
    <style:style style:name="gr24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 loext:decorative="false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36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888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878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749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245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 loext:decorative="false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723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283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423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142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572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16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396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495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581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631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447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057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672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518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577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564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2f2f2"/>
    </style:style>
    <style:style style:name="P2" style:family="paragraph">
      <loext:graphic-properties draw:fill="solid" draw:fill-color="#f2f2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7.09999990463257pt" style:font-size-asian="7.09999990463257pt" style:font-size-complex="7.09999990463257pt"/>
    </style:style>
    <style:style style:name="P5" style:family="paragraph">
      <loext:graphic-properties draw:fill="none"/>
      <style:paragraph-properties fo:text-align="start"/>
      <style:text-properties style:font-name="DejaVu Serif Condensed" fo:font-size="6.5pt" style:font-size-asian="6.5pt" style:font-size-complex="6.5pt"/>
    </style:style>
    <style:style style:name="P6" style:family="paragraph">
      <loext:graphic-properties draw:fill="none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text-properties fo:font-size="6.80000019073486pt" style:font-size-asian="6.80000019073486pt" style:font-size-complex="6.80000019073486pt"/>
    </style:style>
    <style:style style:name="P9" style:family="paragraph">
      <loext:graphic-properties draw:fill="none"/>
      <style:paragraph-properties fo:text-align="center"/>
      <style:text-properties fo:font-size="6.90000009536743pt" style:font-size-asian="6.90000009536743pt" style:font-size-complex="6.90000009536743pt"/>
    </style:style>
    <style:style style:name="P10" style:family="paragraph">
      <loext:graphic-properties draw:fill="none"/>
      <style:paragraph-properties fo:text-align="center"/>
      <style:text-properties fo:font-size="7.09999990463257pt" style:font-size-asian="7.09999990463257pt" style:font-size-complex="7.09999990463257pt"/>
    </style:style>
    <style:style style:name="P11" style:family="paragraph">
      <loext:graphic-properties draw:fill="none"/>
      <style:paragraph-properties fo:text-align="center"/>
      <style:text-properties style:font-name="DejaVu Serif Condensed" fo:font-size="6.5pt" style:font-size-asian="6.5pt" style:font-size-complex="6.5pt"/>
    </style:style>
    <style:style style:name="P12" style:family="paragraph">
      <loext:graphic-properties draw:fill="none"/>
      <style:paragraph-properties fo:text-align="start"/>
      <style:text-properties fo:font-size="6.80000019073486pt" style:font-size-asian="6.80000019073486pt" style:font-size-complex="6.80000019073486pt"/>
    </style:style>
    <style:style style:name="P13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14" style:family="paragraph">
      <loext:graphic-properties draw:fill="none"/>
      <style:paragraph-properties fo:text-align="center"/>
      <style:text-properties fo:font-size="6.5pt" style:font-size-asian="7.09999990463257pt" style:font-size-complex="7.09999990463257pt"/>
    </style:style>
    <style:style style:name="P15" style:family="paragraph">
      <loext:graphic-properties draw:fill="none"/>
      <style:text-properties style:font-name="DejaVu Serif Condensed" fo:font-size="7.09999990463257pt" style:font-size-asian="7.09999990463257pt" style:font-size-complex="7.09999990463257pt"/>
    </style:style>
    <style:style style:name="P16" style:family="paragraph">
      <loext:graphic-properties draw:fill="none"/>
      <style:paragraph-properties fo:text-align="start"/>
      <style:text-properties fo:font-size="6.90000009536743pt" style:font-size-asian="6.90000009536743pt" style:font-size-complex="6.90000009536743pt"/>
    </style:style>
    <style:style style:name="T1" style:family="text">
      <style:text-properties fo:color="#000000" loext:opacity="100%" style:font-name="F51" fo:font-size="7.09999990463257pt" fo:font-weight="normal" style:font-name-asian="F51" style:font-size-asian="7.09999990463257pt" style:font-weight-asian="normal" style:font-name-complex="F51" style:font-size-complex="7.09999990463257pt" style:font-weight-complex="normal"/>
    </style:style>
    <style:style style:name="T2" style:family="text">
      <style:text-properties fo:color="#000000" loext:opacity="100%" style:font-name="F67" fo:font-size="7.09999990463257pt" fo:font-weight="normal" style:font-name-asian="F67" style:font-size-asian="7.09999990463257pt" style:font-weight-asian="normal" style:font-name-complex="F67" style:font-size-complex="7.09999990463257pt" style:font-weight-complex="normal"/>
    </style:style>
    <style:style style:name="T3" style:family="text">
      <style:text-properties fo:color="#000000" loext:opacity="100%" style:font-name="DejaVu Serif Condensed" fo:font-size="6.5pt" fo:font-weight="normal" style:font-name-asian="F68" style:font-size-asian="6.5pt" style:font-weight-asian="normal" style:font-name-complex="F68" style:font-size-complex="6.5pt" style:font-weight-complex="normal"/>
    </style:style>
    <style:style style:name="T4" style:family="text">
      <style:text-properties fo:color="#000000" loext:opacity="100%" style:font-name="Nimbus Mono L" fo:font-size="7.09999990463257pt" fo:font-weight="normal" style:font-name-asian="Nimbus Mono L" style:font-size-asian="7.09999990463257pt" style:font-weight-asian="normal" style:font-name-complex="Nimbus Mono L" style:font-size-complex="7.09999990463257pt" style:font-weight-complex="normal"/>
    </style:style>
    <style:style style:name="T5" style:family="text">
      <style:text-properties fo:color="#000000" loext:opacity="100%" style:font-name="F67" fo:font-size="6.80000019073486pt" fo:font-weight="normal" style:font-name-asian="F67" style:font-size-asian="6.80000019073486pt" style:font-weight-asian="normal" style:font-name-complex="F67" style:font-size-complex="6.80000019073486pt" style:font-weight-complex="normal"/>
    </style:style>
    <style:style style:name="T6" style:family="text">
      <style:text-properties fo:color="#000000" loext:opacity="100%" style:font-name="F68" fo:font-size="6.90000009536743pt" fo:font-weight="normal" style:font-name-asian="F68" style:font-size-asian="6.90000009536743pt" style:font-weight-asian="normal" style:font-name-complex="F68" style:font-size-complex="6.90000009536743pt" style:font-weight-complex="normal"/>
    </style:style>
    <style:style style:name="T7" style:family="text">
      <style:text-properties fo:color="#000000" loext:opacity="100%" style:font-name="F51" fo:font-size="6.90000009536743pt" fo:font-weight="normal" style:font-name-asian="F51" style:font-size-asian="6.90000009536743pt" style:font-weight-asian="normal" style:font-name-complex="F51" style:font-size-complex="6.90000009536743pt" style:font-weight-complex="normal"/>
    </style:style>
    <style:style style:name="T8" style:family="text">
      <style:text-properties fo:color="#000000" loext:opacity="100%" style:font-name="F51" fo:font-size="6.80000019073486pt" fo:font-weight="normal" style:font-name-asian="F51" style:font-size-asian="6.80000019073486pt" style:font-weight-asian="normal" style:font-name-complex="F51" style:font-size-complex="6.80000019073486pt" style:font-weight-complex="normal"/>
    </style:style>
    <style:style style:name="T9" style:family="text">
      <style:text-properties fo:color="#000000" loext:opacity="100%" style:font-name="F68" fo:font-size="6.80000019073486pt" fo:font-weight="normal" style:font-name-asian="F68" style:font-size-asian="6.80000019073486pt" style:font-weight-asian="normal" style:font-name-complex="F68" style:font-size-complex="6.80000019073486pt" style:font-weight-complex="normal"/>
    </style:style>
    <style:style style:name="T10" style:family="text">
      <style:text-properties fo:color="#000000" loext:opacity="100%" style:font-name="F68" fo:font-size="6.5pt" fo:font-weight="normal" style:font-name-asian="F68" style:font-size-asian="7.09999990463257pt" style:font-weight-asian="normal" style:font-name-complex="F68" style:font-size-complex="7.09999990463257pt" style:font-weight-complex="normal"/>
    </style:style>
    <style:style style:name="T11" style:family="text">
      <style:text-properties fo:color="#000000" loext:opacity="100%" style:font-name="DejaVu Serif Condensed" fo:font-size="7.09999990463257pt" fo:font-weight="normal" style:font-name-asian="F67" style:font-size-asian="7.09999990463257pt" style:font-weight-asian="normal" style:font-name-complex="F67" style:font-size-complex="7.09999990463257pt" style:font-weight-complex="normal"/>
    </style:style>
    <style:style style:name="T12" style:family="text">
      <style:text-properties fo:color="#000000" loext:opacity="100%" style:font-name="F95" fo:font-size="6.90000009536743pt" fo:font-weight="normal" style:font-name-asian="F95" style:font-size-asian="6.90000009536743pt" style:font-weight-asian="normal" style:font-name-complex="F95" style:font-size-complex="6.90000009536743pt" style:font-weight-complex="normal"/>
    </style:style>
    <style:style style:name="T13" style:family="text">
      <style:text-properties fo:color="#000000" loext:opacity="100%" style:font-name="F96" fo:font-size="6.90000009536743pt" fo:font-weight="normal" style:font-name-asian="F96" style:font-size-asian="6.90000009536743pt" style:font-weight-asian="normal" style:font-name-complex="F96" style:font-size-complex="6.90000009536743pt" style:font-weight-complex="normal"/>
    </style:style>
    <style:style style:name="T14" style:family="text">
      <style:text-properties fo:color="#ff0000" loext:opacity="100%" style:font-name="F95" fo:font-size="6.90000009536743pt" fo:font-weight="normal" style:font-name-asian="F95" style:font-size-asian="6.90000009536743pt" style:font-weight-asian="normal" style:font-name-complex="F95" style:font-size-complex="6.9000000953674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84">
        <draw:polygon draw:style-name="gr1" draw:text-style-name="P1" draw:layer="layout" svg:width="9.5cm" svg:height="3.108cm" svg:x="0.96cm" svg:y="1.683cm" svg:viewBox="0 0 9501 3109" draw:points="0,3109 9501,3109 9501,0 0,0">
          <text:p/>
        </draw:polygon>
        <draw:path draw:style-name="gr2" draw:text-style-name="P2" draw:layer="layout" svg:width="5.934cm" svg:height="0.891cm" svg:x="3.735cm" svg:y="2.654cm" svg:viewBox="0 0 5935 892" svg:d="M5823 0h-5711c-62 0-112 50-112 113v667c0 62 50 112 112 112h5711c62 0 112-50 112-112v-667c0-63-50-113-112-113z">
          <text:p/>
        </draw:path>
        <draw:frame draw:style-name="gr3" draw:text-style-name="P4" draw:layer="layout" svg:width="1.547cm" svg:height="0.348cm" svg:x="8.904cm" svg:y="1.719cm">
          <draw:text-box>
            <text:p text:style-name="P3"><text:span text:style-name="T1">Core</text:span><text:span text:style-name="T2"> Kratos2</text:span></text:p>
          </draw:text-box>
        </draw:frame>
        <draw:path draw:style-name="gr2" draw:text-style-name="P2" draw:layer="layout" svg:width="4.848cm" svg:height="0.891cm" svg:x="2.418cm" svg:y="3.74cm" svg:viewBox="0 0 4849 892" svg:d="M4736 0h-4624c-62 0-112 50-112 112v668c0 62 50 112 112 112h4624c63 0 113-50 113-112v-668c0-62-50-112-113-112z">
          <text:p/>
        </draw:path>
        <draw:frame draw:style-name="gr4" draw:text-style-name="P5" draw:layer="layout" svg:width="1.37cm" svg:height="0.268cm" svg:x="5.818cm" svg:y="2.651cm">
          <draw:text-box>
            <text:p text:style-name="P3"><text:span text:style-name="T3">ENCODING</text:span></text:p>
          </draw:text-box>
        </draw:frame>
        <draw:frame draw:style-name="gr5" draw:text-style-name="P5" draw:layer="layout" svg:width="1.634cm" svg:height="0.268cm" svg:x="4.694cm" svg:y="3.797cm">
          <draw:text-box>
            <text:p text:style-name="P3"><text:span text:style-name="T3">VERIFICATION</text:span></text:p>
          </draw:text-box>
        </draw:frame>
        <draw:polygon draw:style-name="gr6" draw:text-style-name="P6" draw:layer="layout" svg:width="1.137cm" svg:height="0.4cm" svg:x="4.932cm" svg:y="1.117cm" svg:viewBox="0 0 1138 401" draw:points="0,401 1138,401 1138,0 0,0">
          <text:p/>
        </draw:polygon>
        <draw:frame draw:style-name="gr7" draw:text-style-name="P4" draw:layer="layout" svg:width="1.069cm" svg:height="0.255cm" svg:x="4.969cm" svg:y="0.495cm">
          <draw:text-box>
            <text:p text:style-name="P3"><text:span text:style-name="T4">input.c</text:span></text:p>
          </draw:text-box>
        </draw:frame>
        <draw:polygon draw:style-name="gr6" draw:text-style-name="P6" draw:layer="layout" svg:width="3.133cm" svg:height="0.4cm" svg:x="3.934cm" svg:y="2.008cm" svg:viewBox="0 0 3134 401" draw:points="0,401 3134,401 3134,0 0,0">
          <text:p/>
        </draw:polygon>
        <draw:frame draw:style-name="gr8" draw:text-style-name="P8" draw:layer="layout" svg:width="0.989cm" svg:height="0.331cm" svg:x="5.019cm" svg:y="1.135cm">
          <draw:text-box>
            <text:p text:style-name="P7"><text:span text:style-name="T5">c2Kratos</text:span></text:p>
          </draw:text-box>
        </draw:frame>
        <draw:polygon draw:style-name="gr6" draw:text-style-name="P6" draw:layer="layout" svg:width="3.2cm" svg:height="0.4cm" svg:x="3.9cm" svg:y="2.98cm" svg:viewBox="0 0 3201 401" draw:points="0,401 3201,401 3201,0 0,0">
          <text:p/>
        </draw:polygon>
        <draw:frame draw:style-name="gr9" draw:text-style-name="P9" draw:layer="layout" svg:width="2.94cm" svg:height="0.399cm" svg:x="4.021cm" svg:y="2.001cm">
          <draw:text-box>
            <text:p text:style-name="P7"><text:span text:style-name="T6">CFG</text:span><text:span text:style-name="T7"> builder and simplifier</text:span></text:p>
          </draw:text-box>
        </draw:frame>
        <draw:polygon draw:style-name="gr6" draw:text-style-name="P6" draw:layer="layout" svg:width="0.631cm" svg:height="0.4cm" svg:x="8.872cm" svg:y="2.98cm" svg:viewBox="0 0 632 401" draw:points="0,401 632,401 632,0 0,0">
          <text:p/>
        </draw:polygon>
        <draw:frame draw:style-name="gr10" draw:text-style-name="P10" draw:layer="layout" svg:width="2.114cm" svg:height="0.428cm" svg:x="4.487cm" svg:y="2.972cm">
          <draw:text-box>
            <text:p text:style-name="P7"><text:span text:style-name="T1">Transition system</text:span></text:p>
          </draw:text-box>
        </draw:frame>
        <draw:polygon draw:style-name="gr6" draw:text-style-name="P6" draw:layer="layout" svg:width="1.403cm" svg:height="0.4cm" svg:x="1.286cm" svg:y="2.98cm" svg:viewBox="0 0 1404 401" draw:points="0,401 1404,401 1404,0 0,0">
          <text:p/>
        </draw:polygon>
        <draw:frame draw:style-name="gr11" draw:text-style-name="P11" draw:layer="layout" svg:width="0.52cm" svg:height="0.428cm" svg:x="8.95cm" svg:y="2.972cm">
          <draw:text-box>
            <text:p text:style-name="P7"><text:span text:style-name="T3">CHC</text:span></text:p>
          </draw:text-box>
        </draw:frame>
        <draw:frame draw:style-name="gr12" draw:text-style-name="P12" draw:layer="layout" svg:width="1.263cm" svg:height="0.428cm" svg:x="1.373cm" svg:y="2.972cm">
          <draw:text-box>
            <text:p text:style-name="P3"><text:span text:style-name="T8">Interpreter</text:span></text:p>
          </draw:text-box>
        </draw:frame>
        <draw:polygon draw:style-name="gr6" draw:text-style-name="P6" draw:layer="layout" svg:width="1.299cm" svg:height="0.4cm" svg:x="3.9cm" svg:y="4.065cm" svg:viewBox="0 0 1300 401" draw:points="0,401 1300,401 1300,0 0,0">
          <text:p/>
        </draw:polygon>
        <draw:frame draw:style-name="gr13" draw:text-style-name="P4" draw:layer="layout" svg:width="3.507cm" svg:height="0.255cm" svg:x="0.242cm" svg:y="0.495cm">
          <draw:text-box>
            <text:p text:style-name="P3"><text:span text:style-name="T4">nondeterministic inputs</text:span></text:p>
          </draw:text-box>
        </draw:frame>
        <draw:polygon draw:style-name="gr6" draw:text-style-name="P6" draw:layer="layout" svg:width="1.355cm" svg:height="0.4cm" svg:x="5.745cm" svg:y="4.065cm" svg:viewBox="0 0 1356 401" draw:points="0,401 1356,401 1356,0 0,0">
          <text:p/>
        </draw:polygon>
        <draw:frame draw:style-name="gr14" draw:text-style-name="P13" draw:layer="layout" svg:width="1.205cm" svg:height="0.335cm" svg:x="3.987cm" svg:y="4.082cm">
          <draw:text-box>
            <text:p text:style-name="P3"><text:span text:style-name="T6">SAT</text:span><text:span text:style-name="T7">-based</text:span></text:p>
          </draw:text-box>
        </draw:frame>
        <draw:polygon draw:style-name="gr6" draw:text-style-name="P6" draw:layer="layout" svg:width="0.986cm" svg:height="0.4cm" svg:x="2.583cm" svg:y="4.065cm" svg:viewBox="0 0 987 401" draw:points="0,401 987,401 987,0 0,0">
          <text:p/>
        </draw:polygon>
        <draw:frame draw:style-name="gr15" draw:text-style-name="P12" draw:layer="layout" svg:width="1.315cm" svg:height="0.348cm" svg:x="5.832cm" svg:y="4.082cm">
          <draw:text-box>
            <text:p text:style-name="P3"><text:span text:style-name="T9">SMT</text:span><text:span text:style-name="T8">-based</text:span></text:p>
          </draw:text-box>
        </draw:frame>
        <draw:frame draw:style-name="gr16" draw:text-style-name="P4" draw:layer="layout" svg:width="0.784cm" svg:height="0.348cm" svg:x="2.67cm" svg:y="4.058cm">
          <draw:text-box>
            <text:p text:style-name="P3"><text:span text:style-name="T1">SymEx</text:span></text:p>
          </draw:text-box>
        </draw:frame>
        <draw:frame draw:style-name="gr17" draw:text-style-name="P4" draw:layer="layout" svg:width="2.898cm" svg:height="0.255cm" svg:x="3.4cm" svg:y="5.078cm">
          <draw:text-box>
            <text:p text:style-name="P3"><text:span text:style-name="T4">safe/unsafe/unknown</text:span></text:p>
          </draw:text-box>
        </draw:frame>
        <draw:frame draw:style-name="gr18" draw:text-style-name="P4" draw:layer="layout" svg:width="0.764cm" svg:height="0.255cm" svg:x="1.608cm" svg:y="5.076cm">
          <draw:text-box>
            <text:p text:style-name="P3"><text:span text:style-name="T4">trace</text:span></text:p>
          </draw:text-box>
        </draw:frame>
        <draw:frame draw:style-name="gr19" draw:text-style-name="P14" draw:layer="layout" svg:width="1.941cm" svg:height="0.629cm" svg:x="6.909cm" svg:y="4.785cm">
          <draw:text-box>
            <text:p text:style-name="P7"><text:span text:style-name="T10">Encoding Output</text:span></text:p>
            <text:p text:style-name="P7"><text:span text:style-name="T10">(nuXmv, ...)</text:span></text:p>
          </draw:text-box>
        </draw:frame>
        <draw:line draw:style-name="gr6" draw:text-style-name="P6" draw:layer="layout" svg:x1="5.5cm" svg:y1="0.792cm" svg:x2="5.5cm" svg:y2="1.099cm">
          <text:p/>
        </draw:line>
        <draw:path draw:style-name="gr20" draw:text-style-name="P6" draw:layer="layout" svg:width="0.09cm" svg:height="0.042cm" svg:x="5.455cm" svg:y="1.065cm" svg:viewBox="0 0 91 43" svg:d="M91 0c-17 4-42 35-45 43-3-8-29-39-46-43">
          <text:p/>
        </draw:path>
        <draw:line draw:style-name="gr6" draw:text-style-name="P6" draw:layer="layout" svg:x1="5.5cm" svg:y1="1.523cm" svg:x2="5.5cm" svg:y2="1.99cm">
          <text:p/>
        </draw:line>
        <draw:path draw:style-name="gr20" draw:text-style-name="P6" draw:layer="layout" svg:width="0.09cm" svg:height="0.042cm" svg:x="5.455cm" svg:y="1.956cm" svg:viewBox="0 0 91 43" svg:d="M91 0c-17 3-42 34-45 43-3-9-29-40-46-43">
          <text:p/>
        </draw:path>
        <draw:line draw:style-name="gr6" draw:text-style-name="P6" draw:layer="layout" svg:x1="5.5cm" svg:y1="2.414cm" svg:x2="5.5cm" svg:y2="2.961cm">
          <text:p/>
        </draw:line>
        <draw:path draw:style-name="gr20" draw:text-style-name="P6" draw:layer="layout" svg:width="0.09cm" svg:height="0.043cm" svg:x="5.455cm" svg:y="2.927cm" svg:viewBox="0 0 91 44" svg:d="M91 0c-17 3-42 35-45 44-3-9-29-41-46-44">
          <text:p/>
        </draw:path>
        <draw:line draw:style-name="gr6" draw:text-style-name="P6" draw:layer="layout" svg:x1="7.073cm" svg:y1="2.208cm" svg:x2="9.187cm" svg:y2="2.208cm">
          <text:p/>
        </draw:line>
        <draw:line draw:style-name="gr6" draw:text-style-name="P6" draw:layer="layout" svg:x1="9.187cm" svg:y1="2.208cm" svg:x2="9.187cm" svg:y2="2.961cm">
          <text:p/>
        </draw:line>
        <draw:path draw:style-name="gr20" draw:text-style-name="P6" draw:layer="layout" svg:width="0.09cm" svg:height="0.043cm" svg:x="9.142cm" svg:y="2.927cm" svg:viewBox="0 0 91 44" svg:d="M91 0c-17 3-43 35-46 44-2-9-28-41-45-44">
          <text:p/>
        </draw:path>
        <draw:polyline draw:style-name="gr6" draw:text-style-name="P6" draw:layer="layout" svg:width="0.97cm" svg:height="2.733cm" svg:x="9.187cm" svg:y="2.208cm" svg:viewBox="0 0 971 2734" draw:points="0,0 971,0 971,2734">
          <text:p/>
        </draw:polyline>
        <draw:path draw:style-name="gr20" draw:text-style-name="P6" draw:layer="layout" svg:width="0.09cm" svg:height="0.042cm" svg:x="10.112cm" svg:y="4.907cm" svg:viewBox="0 0 91 43" svg:d="M91 0c-17 3-42 35-45 43-3-8-28-40-46-43">
          <text:p/>
        </draw:path>
        <draw:line draw:style-name="gr6" draw:text-style-name="P6" draw:layer="layout" svg:x1="3.928cm" svg:y1="2.208cm" svg:x2="3.076cm" svg:y2="2.208cm">
          <text:p/>
        </draw:line>
        <draw:line draw:style-name="gr6" draw:text-style-name="P6" draw:layer="layout" svg:x1="3.076cm" svg:y1="2.208cm" svg:x2="3.076cm" svg:y2="4.047cm">
          <text:p/>
        </draw:line>
        <draw:path draw:style-name="gr20" draw:text-style-name="P6" draw:layer="layout" svg:width="0.09cm" svg:height="0.042cm" svg:x="3.031cm" svg:y="4.013cm" svg:viewBox="0 0 91 43" svg:d="M91 0c-17 3-43 34-46 43-3-9-28-40-45-43">
          <text:p/>
        </draw:path>
        <draw:polyline draw:style-name="gr6" draw:text-style-name="P6" draw:layer="layout" svg:width="0.849cm" svg:height="0.753cm" svg:x="2.227cm" svg:y="2.208cm" svg:viewBox="0 0 850 754" draw:points="850,0 0,0 0,754">
          <text:p/>
        </draw:polyline>
        <draw:path draw:style-name="gr20" draw:text-style-name="P6" draw:layer="layout" svg:width="0.09cm" svg:height="0.043cm" svg:x="2.182cm" svg:y="2.927cm" svg:viewBox="0 0 91 44" svg:d="M91 0c-16 3-42 35-45 44-2-9-28-41-46-44">
          <text:p/>
        </draw:path>
        <draw:line draw:style-name="gr6" draw:text-style-name="P6" draw:layer="layout" svg:x1="4.55cm" svg:y1="3.385cm" svg:x2="4.55cm" svg:y2="4.047cm">
          <text:p/>
        </draw:line>
        <draw:path draw:style-name="gr20" draw:text-style-name="P6" draw:layer="layout" svg:width="0.09cm" svg:height="0.042cm" svg:x="4.505cm" svg:y="4.013cm" svg:viewBox="0 0 91 43" svg:d="M91 0c-17 3-43 34-45 43-3-9-28-40-46-43">
          <text:p/>
        </draw:path>
        <draw:line draw:style-name="gr6" draw:text-style-name="P6" draw:layer="layout" svg:x1="6.423cm" svg:y1="3.385cm" svg:x2="6.423cm" svg:y2="4.047cm">
          <text:p/>
        </draw:line>
        <draw:path draw:style-name="gr20" draw:text-style-name="P6" draw:layer="layout" svg:width="0.09cm" svg:height="0.042cm" svg:x="6.378cm" svg:y="4.013cm" svg:viewBox="0 0 91 43" svg:d="M91 0c-17 3-43 34-45 43-3-9-29-40-46-43">
          <text:p/>
        </draw:path>
        <draw:polyline draw:style-name="gr6" draw:text-style-name="P6" draw:layer="layout" svg:width="0.218cm" svg:height="0.688cm" svg:x="3.076cm" svg:y="4.471cm" svg:viewBox="0 0 219 689" draw:points="0,0 0,689 219,689">
          <text:p/>
        </draw:polyline>
        <draw:path draw:style-name="gr20" draw:text-style-name="P6" draw:layer="layout" svg:width="0.043cm" svg:height="0.09cm" svg:x="3.26cm" svg:y="5.114cm" svg:viewBox="0 0 44 91" svg:d="M0 0c3 17 34 44 44 46-10 3-41 29-44 45">
          <text:p/>
        </draw:path>
        <draw:line draw:style-name="gr6" draw:text-style-name="P6" draw:layer="layout" svg:x1="4.55cm" svg:y1="4.471cm" svg:x2="4.55cm" svg:y2="4.941cm">
          <text:p/>
        </draw:line>
        <draw:path draw:style-name="gr20" draw:text-style-name="P6" draw:layer="layout" svg:width="0.09cm" svg:height="0.042cm" svg:x="4.505cm" svg:y="4.907cm" svg:viewBox="0 0 91 43" svg:d="M91 0c-17 3-43 35-45 43-3-8-28-40-46-43">
          <text:p/>
        </draw:path>
        <draw:polyline draw:style-name="gr6" draw:text-style-name="P6" draw:layer="layout" svg:width="0.034cm" svg:height="0.688cm" svg:x="6.389cm" svg:y="4.471cm" svg:viewBox="0 0 35 689" draw:points="35,0 35,689 0,689">
          <text:p/>
        </draw:polyline>
        <draw:path draw:style-name="gr20" draw:text-style-name="P6" draw:layer="layout" svg:width="0.042cm" svg:height="0.09cm" svg:x="6.381cm" svg:y="5.114cm" svg:viewBox="0 0 43 91" svg:d="M43 91c-3-16-35-42-43-45 8-2 40-29 43-46">
          <text:p/>
        </draw:path>
        <draw:line draw:style-name="gr6" draw:text-style-name="P6" draw:layer="layout" svg:x1="1.987cm" svg:y1="3.385cm" svg:x2="1.987cm" svg:y2="4.941cm">
          <text:p/>
        </draw:line>
        <draw:path draw:style-name="gr20" draw:text-style-name="P6" draw:layer="layout" svg:width="0.09cm" svg:height="0.042cm" svg:x="1.942cm" svg:y="4.907cm" svg:viewBox="0 0 91 43" svg:d="M91 0c-17 3-43 35-46 43-2-8-28-40-45-43">
          <text:p/>
        </draw:path>
        <draw:polyline draw:style-name="gr6" draw:text-style-name="P6" draw:layer="layout" svg:width="0.821cm" svg:height="1.593cm" svg:x="7.106cm" svg:y="3.18cm" svg:viewBox="0 0 822 1594" draw:points="0,0 822,0 822,1594">
          <text:p/>
        </draw:polyline>
        <draw:path draw:style-name="gr20" draw:text-style-name="P6" draw:layer="layout" svg:width="0.09cm" svg:height="0.042cm" svg:x="7.882cm" svg:y="4.739cm" svg:viewBox="0 0 91 43" svg:d="M91 0c-17 3-42 35-45 43-2-8-28-40-46-43">
          <text:p/>
        </draw:path>
        <draw:line draw:style-name="gr6" draw:text-style-name="P6" draw:layer="layout" svg:x1="9.187cm" svg:y1="3.385cm" svg:x2="9.187cm" svg:y2="4.941cm">
          <text:p/>
        </draw:line>
        <draw:path draw:style-name="gr20" draw:text-style-name="P6" draw:layer="layout" svg:width="0.09cm" svg:height="0.042cm" svg:x="9.142cm" svg:y="4.907cm" svg:viewBox="0 0 91 43" svg:d="M91 0c-17 3-43 35-46 43-2-8-28-40-45-43">
          <text:p/>
        </draw:path>
        <draw:line draw:style-name="gr6" draw:text-style-name="P6" draw:layer="layout" svg:x1="1.747cm" svg:y1="0.792cm" svg:x2="1.747cm" svg:y2="2.961cm">
          <text:p/>
        </draw:line>
        <draw:path draw:style-name="gr20" draw:text-style-name="P6" draw:layer="layout" svg:width="0.09cm" svg:height="0.043cm" svg:x="1.702cm" svg:y="2.927cm" svg:viewBox="0 0 91 44" svg:d="M91 0c-16 3-43 35-46 44-2-9-28-41-45-44">
          <text:p/>
        </draw:path>
        <draw:frame draw:style-name="gr21" draw:text-style-name="P15" draw:layer="layout" svg:width="0.318cm" svg:height="0.297cm" svg:x="10.002cm" svg:y="4.977cm">
          <draw:text-box>
            <text:p text:style-name="P3"><text:span text:style-name="T11">K2</text:span></text:p>
          </draw:text-box>
        </draw:frame>
        <draw:frame draw:style-name="gr22" draw:text-style-name="P15" draw:layer="layout" svg:width="0.542cm" svg:height="0.297cm" svg:x="8.902cm" svg:y="4.978cm">
          <draw:text-box>
            <text:p text:style-name="P3"><text:span text:style-name="T11">CHC</text:span></text:p>
          </draw:text-box>
        </draw:frame>
      </draw:page>
      <draw:page draw:name="page2" draw:style-name="dp1" draw:master-page-name="master-page84">
        <draw:line draw:style-name="gr23" draw:text-style-name="P6" draw:layer="layout" svg:x1="0.55cm" svg:y1="0.85cm" svg:x2="10.406cm" svg:y2="0.85cm">
          <text:p/>
        </draw:line>
        <draw:line draw:style-name="gr24" draw:text-style-name="P6" draw:layer="layout" svg:x1="2.473cm" svg:y1="1.209cm" svg:x2="2.473cm" svg:y2="0.963cm">
          <text:p/>
        </draw:line>
        <draw:line draw:style-name="gr24" draw:text-style-name="P6" draw:layer="layout" svg:x1="5.12cm" svg:y1="1.209cm" svg:x2="5.12cm" svg:y2="0.963cm">
          <text:p/>
        </draw:line>
        <draw:frame draw:style-name="gr25" draw:text-style-name="P16" draw:layer="layout" svg:width="1.36cm" svg:height="0.335cm" svg:x="3.069cm" svg:y="0.873cm">
          <draw:text-box>
            <text:p text:style-name="P3"><text:span text:style-name="T12">CPAchecker</text:span></text:p>
          </draw:text-box>
        </draw:frame>
        <draw:line draw:style-name="gr24" draw:text-style-name="P6" draw:layer="layout" svg:x1="7.767cm" svg:y1="1.209cm" svg:x2="7.767cm" svg:y2="0.963cm">
          <text:p/>
        </draw:line>
        <draw:frame draw:style-name="gr26" draw:text-style-name="P13" draw:layer="layout" svg:width="0.888cm" svg:height="0.335cm" svg:x="5.961cm" svg:y="0.873cm">
          <draw:text-box>
            <text:p text:style-name="P3"><text:span text:style-name="T12">Kratos2</text:span></text:p>
          </draw:text-box>
        </draw:frame>
        <draw:frame draw:style-name="gr27" draw:text-style-name="P13" draw:layer="layout" svg:width="0.878cm" svg:height="0.335cm" svg:x="8.604cm" svg:y="0.873cm">
          <draw:text-box>
            <text:p text:style-name="P3"><text:span text:style-name="T12">VeriAbs</text:span></text:p>
          </draw:text-box>
        </draw:frame>
        <draw:line draw:style-name="gr24" draw:text-style-name="P6" draw:layer="layout" svg:x1="2.473cm" svg:y1="1.455cm" svg:x2="2.473cm" svg:y2="1.209cm">
          <text:p/>
        </draw:line>
        <draw:frame draw:style-name="gr28" draw:text-style-name="P13" draw:layer="layout" svg:width="0.749cm" svg:height="0.335cm" svg:x="0.656cm" svg:y="1.119cm">
          <draw:text-box>
            <text:p text:style-name="P3"><text:span text:style-name="T12">Family</text:span></text:p>
          </draw:text-box>
        </draw:frame>
        <draw:frame draw:style-name="gr29" draw:text-style-name="P13" draw:layer="layout" svg:width="0.245cm" svg:height="0.335cm" svg:x="3.179cm" svg:y="1.119cm">
          <draw:text-box>
            <text:p text:style-name="P3"><text:span text:style-name="T12">U</text:span></text:p>
          </draw:text-box>
        </draw:frame>
        <draw:frame draw:style-name="gr29" draw:text-style-name="P13" draw:layer="layout" svg:width="0.245cm" svg:height="0.335cm" svg:x="4.142cm" svg:y="1.119cm">
          <draw:text-box>
            <text:p text:style-name="P3"><text:span text:style-name="T12">S</text:span></text:p>
          </draw:text-box>
        </draw:frame>
        <draw:line draw:style-name="gr24" draw:text-style-name="P6" draw:layer="layout" svg:x1="5.12cm" svg:y1="1.455cm" svg:x2="5.12cm" svg:y2="1.209cm">
          <text:p/>
        </draw:line>
        <draw:frame draw:style-name="gr29" draw:text-style-name="P13" draw:layer="layout" svg:width="0.245cm" svg:height="0.335cm" svg:x="4.825cm" svg:y="1.119cm">
          <draw:text-box>
            <text:p text:style-name="P3"><text:span text:style-name="T12">W</text:span></text:p>
          </draw:text-box>
        </draw:frame>
        <draw:frame draw:style-name="gr29" draw:text-style-name="P13" draw:layer="layout" svg:width="0.245cm" svg:height="0.335cm" svg:x="5.826cm" svg:y="1.119cm">
          <draw:text-box>
            <text:p text:style-name="P3"><text:span text:style-name="T12">U</text:span></text:p>
          </draw:text-box>
        </draw:frame>
        <draw:frame draw:style-name="gr29" draw:text-style-name="P13" draw:layer="layout" svg:width="0.245cm" svg:height="0.335cm" svg:x="6.689cm" svg:y="1.119cm">
          <draw:text-box>
            <text:p text:style-name="P3"><text:span text:style-name="T12">S</text:span></text:p>
          </draw:text-box>
        </draw:frame>
        <draw:line draw:style-name="gr24" draw:text-style-name="P6" draw:layer="layout" svg:x1="7.767cm" svg:y1="1.455cm" svg:x2="7.767cm" svg:y2="1.209cm">
          <text:p/>
        </draw:line>
        <draw:frame draw:style-name="gr29" draw:text-style-name="P13" draw:layer="layout" svg:width="0.245cm" svg:height="0.335cm" svg:x="7.422cm" svg:y="1.119cm">
          <draw:text-box>
            <text:p text:style-name="P3"><text:span text:style-name="T12">W</text:span></text:p>
          </draw:text-box>
        </draw:frame>
        <draw:frame draw:style-name="gr29" draw:text-style-name="P13" draw:layer="layout" svg:width="0.245cm" svg:height="0.335cm" svg:x="8.472cm" svg:y="1.119cm">
          <draw:text-box>
            <text:p text:style-name="P3"><text:span text:style-name="T12">U</text:span></text:p>
          </draw:text-box>
        </draw:frame>
        <draw:frame draw:style-name="gr29" draw:text-style-name="P13" draw:layer="layout" svg:width="0.245cm" svg:height="0.335cm" svg:x="9.435cm" svg:y="1.119cm">
          <draw:text-box>
            <text:p text:style-name="P3"><text:span text:style-name="T12">S</text:span></text:p>
          </draw:text-box>
        </draw:frame>
        <draw:line draw:style-name="gr30" draw:text-style-name="P6" draw:layer="layout" svg:x1="0.55cm" svg:y1="1.524cm" svg:x2="10.406cm" svg:y2="1.524cm">
          <text:p/>
        </draw:line>
        <draw:frame draw:style-name="gr29" draw:text-style-name="P13" draw:layer="layout" svg:width="0.245cm" svg:height="0.335cm" svg:x="9.961cm" svg:y="1.119cm">
          <draw:text-box>
            <text:p text:style-name="P3"><text:span text:style-name="T12">W</text:span></text:p>
          </draw:text-box>
        </draw:frame>
        <draw:line draw:style-name="gr24" draw:text-style-name="P6" draw:layer="layout" svg:x1="2.473cm" svg:y1="1.877cm" svg:x2="2.473cm" svg:y2="1.631cm">
          <text:p/>
        </draw:line>
        <draw:frame draw:style-name="gr31" draw:text-style-name="P13" draw:layer="layout" svg:width="0.723cm" svg:height="0.335cm" svg:x="0.656cm" svg:y="1.541cm">
          <draw:text-box>
            <text:p text:style-name="P3"><text:span text:style-name="T12">arrays</text:span></text:p>
          </draw:text-box>
        </draw:frame>
        <draw:frame draw:style-name="gr32" draw:text-style-name="P13" draw:layer="layout" svg:width="0.283cm" svg:height="0.335cm" svg:x="3.107cm" svg:y="1.541cm">
          <draw:text-box>
            <text:p text:style-name="P3"><text:span text:style-name="T12">70</text:span></text:p>
          </draw:text-box>
        </draw:frame>
        <draw:frame draw:style-name="gr29" draw:text-style-name="P13" draw:layer="layout" svg:width="0.245cm" svg:height="0.335cm" svg:x="4.157cm" svg:y="1.541cm">
          <draw:text-box>
            <text:p text:style-name="P3"><text:span text:style-name="T12">5</text:span></text:p>
          </draw:text-box>
        </draw:frame>
        <draw:line draw:style-name="gr24" draw:text-style-name="P6" draw:layer="layout" svg:x1="5.12cm" svg:y1="1.877cm" svg:x2="5.12cm" svg:y2="1.631cm">
          <text:p/>
        </draw:line>
        <draw:frame draw:style-name="gr29" draw:text-style-name="P13" draw:layer="layout" svg:width="0.245cm" svg:height="0.335cm" svg:x="4.875cm" svg:y="1.541cm">
          <draw:text-box>
            <text:p text:style-name="P3"><text:span text:style-name="T12">0</text:span></text:p>
          </draw:text-box>
        </draw:frame>
        <draw:frame draw:style-name="gr32" draw:text-style-name="P13" draw:layer="layout" svg:width="0.283cm" svg:height="0.335cm" svg:x="5.754cm" svg:y="1.541cm">
          <draw:text-box>
            <text:p text:style-name="P3"><text:span text:style-name="T12">75</text:span></text:p>
          </draw:text-box>
        </draw:frame>
        <draw:frame draw:style-name="gr29" draw:text-style-name="P13" draw:layer="layout" svg:width="0.245cm" svg:height="0.335cm" svg:x="6.704cm" svg:y="1.541cm">
          <draw:text-box>
            <text:p text:style-name="P3"><text:span text:style-name="T12">7</text:span></text:p>
          </draw:text-box>
        </draw:frame>
        <draw:line draw:style-name="gr24" draw:text-style-name="P6" draw:layer="layout" svg:x1="7.767cm" svg:y1="1.877cm" svg:x2="7.767cm" svg:y2="1.631cm">
          <text:p/>
        </draw:line>
        <draw:frame draw:style-name="gr29" draw:text-style-name="P13" draw:layer="layout" svg:width="0.245cm" svg:height="0.335cm" svg:x="7.522cm" svg:y="1.541cm">
          <draw:text-box>
            <text:p text:style-name="P3"><text:span text:style-name="T12">0</text:span></text:p>
          </draw:text-box>
        </draw:frame>
        <draw:frame draw:style-name="gr33" draw:text-style-name="P13" draw:layer="layout" svg:width="0.423cm" svg:height="0.335cm" svg:x="8.294cm" svg:y="1.541cm">
          <draw:text-box>
            <text:p text:style-name="P3"><text:span text:style-name="T13">106</text:span></text:p>
          </draw:text-box>
        </draw:frame>
        <draw:frame draw:style-name="gr33" draw:text-style-name="P13" draw:layer="layout" svg:width="0.423cm" svg:height="0.335cm" svg:x="9.257cm" svg:y="1.541cm">
          <draw:text-box>
            <text:p text:style-name="P3"><text:span text:style-name="T13">261</text:span></text:p>
          </draw:text-box>
        </draw:frame>
        <draw:frame draw:style-name="gr29" draw:text-style-name="P13" draw:layer="layout" svg:width="0.245cm" svg:height="0.335cm" svg:x="10.061cm" svg:y="1.541cm">
          <draw:text-box>
            <text:p text:style-name="P3"><text:span text:style-name="T12">0</text:span></text:p>
          </draw:text-box>
        </draw:frame>
        <draw:line draw:style-name="gr24" draw:text-style-name="P6" draw:layer="layout" svg:x1="2.473cm" svg:y1="2.123cm" svg:x2="2.473cm" svg:y2="1.877cm">
          <text:p/>
        </draw:line>
        <draw:frame draw:style-name="gr34" draw:text-style-name="P13" draw:layer="layout" svg:width="1.142cm" svg:height="0.335cm" svg:x="0.656cm" svg:y="1.787cm">
          <draw:text-box>
            <text:p text:style-name="P3"><text:span text:style-name="T12">bitvectors</text:span></text:p>
          </draw:text-box>
        </draw:frame>
        <draw:frame draw:style-name="gr32" draw:text-style-name="P13" draw:layer="layout" svg:width="0.283cm" svg:height="0.335cm" svg:x="3.107cm" svg:y="1.787cm">
          <draw:text-box>
            <text:p text:style-name="P3"><text:span text:style-name="T12">13</text:span></text:p>
          </draw:text-box>
        </draw:frame>
        <draw:frame draw:style-name="gr32" draw:text-style-name="P13" draw:layer="layout" svg:width="0.283cm" svg:height="0.335cm" svg:x="4.119cm" svg:y="1.787cm">
          <draw:text-box>
            <text:p text:style-name="P3"><text:span text:style-name="T12">31</text:span></text:p>
          </draw:text-box>
        </draw:frame>
        <draw:line draw:style-name="gr24" draw:text-style-name="P6" draw:layer="layout" svg:x1="5.12cm" svg:y1="2.123cm" svg:x2="5.12cm" svg:y2="1.877cm">
          <text:p/>
        </draw:line>
        <draw:frame draw:style-name="gr29" draw:text-style-name="P13" draw:layer="layout" svg:width="0.245cm" svg:height="0.335cm" svg:x="4.875cm" svg:y="1.787cm">
          <draw:text-box>
            <text:p text:style-name="P3"><text:span text:style-name="T12">0</text:span></text:p>
          </draw:text-box>
        </draw:frame>
        <draw:frame draw:style-name="gr32" draw:text-style-name="P13" draw:layer="layout" svg:width="0.283cm" svg:height="0.335cm" svg:x="5.754cm" svg:y="1.787cm">
          <draw:text-box>
            <text:p text:style-name="P3"><text:span text:style-name="T12">13</text:span></text:p>
          </draw:text-box>
        </draw:frame>
        <draw:frame draw:style-name="gr32" draw:text-style-name="P13" draw:layer="layout" svg:width="0.283cm" svg:height="0.335cm" svg:x="6.666cm" svg:y="1.787cm">
          <draw:text-box>
            <text:p text:style-name="P3"><text:span text:style-name="T13">33</text:span></text:p>
          </draw:text-box>
        </draw:frame>
        <draw:line draw:style-name="gr24" draw:text-style-name="P6" draw:layer="layout" svg:x1="7.767cm" svg:y1="2.123cm" svg:x2="7.767cm" svg:y2="1.877cm">
          <text:p/>
        </draw:line>
        <draw:frame draw:style-name="gr29" draw:text-style-name="P13" draw:layer="layout" svg:width="0.245cm" svg:height="0.335cm" svg:x="7.522cm" svg:y="1.787cm">
          <draw:text-box>
            <text:p text:style-name="P3"><text:span text:style-name="T12">0</text:span></text:p>
          </draw:text-box>
        </draw:frame>
        <draw:frame draw:style-name="gr32" draw:text-style-name="P13" draw:layer="layout" svg:width="0.283cm" svg:height="0.335cm" svg:x="8.434cm" svg:y="1.787cm">
          <draw:text-box>
            <text:p text:style-name="P3"><text:span text:style-name="T13">14</text:span></text:p>
          </draw:text-box>
        </draw:frame>
        <draw:frame draw:style-name="gr32" draw:text-style-name="P13" draw:layer="layout" svg:width="0.283cm" svg:height="0.335cm" svg:x="9.397cm" svg:y="1.787cm">
          <draw:text-box>
            <text:p text:style-name="P3"><text:span text:style-name="T12">31</text:span></text:p>
          </draw:text-box>
        </draw:frame>
        <draw:frame draw:style-name="gr29" draw:text-style-name="P13" draw:layer="layout" svg:width="0.245cm" svg:height="0.335cm" svg:x="10.061cm" svg:y="1.787cm">
          <draw:text-box>
            <text:p text:style-name="P3"><text:span text:style-name="T12">0</text:span></text:p>
          </draw:text-box>
        </draw:frame>
        <draw:line draw:style-name="gr24" draw:text-style-name="P6" draw:layer="layout" svg:x1="2.473cm" svg:y1="2.369cm" svg:x2="2.473cm" svg:y2="2.123cm">
          <text:p/>
        </draw:line>
        <draw:frame draw:style-name="gr35" draw:text-style-name="P13" draw:layer="layout" svg:width="1.572cm" svg:height="0.335cm" svg:x="0.656cm" svg:y="2.033cm">
          <draw:text-box>
            <text:p text:style-name="P3"><text:span text:style-name="T12">combinations</text:span></text:p>
          </draw:text-box>
        </draw:frame>
        <draw:frame draw:style-name="gr33" draw:text-style-name="P13" draw:layer="layout" svg:width="0.423cm" svg:height="0.335cm" svg:x="2.967cm" svg:y="2.033cm">
          <draw:text-box>
            <text:p text:style-name="P3"><text:span text:style-name="T13">295</text:span></text:p>
          </draw:text-box>
        </draw:frame>
        <draw:frame draw:style-name="gr32" draw:text-style-name="P13" draw:layer="layout" svg:width="0.283cm" svg:height="0.335cm" svg:x="4.119cm" svg:y="2.033cm">
          <draw:text-box>
            <text:p text:style-name="P3"><text:span text:style-name="T12">36</text:span></text:p>
          </draw:text-box>
        </draw:frame>
        <draw:line draw:style-name="gr24" draw:text-style-name="P6" draw:layer="layout" svg:x1="5.12cm" svg:y1="2.369cm" svg:x2="5.12cm" svg:y2="2.123cm">
          <text:p/>
        </draw:line>
        <draw:frame draw:style-name="gr29" draw:text-style-name="P13" draw:layer="layout" svg:width="0.245cm" svg:height="0.335cm" svg:x="4.875cm" svg:y="2.033cm">
          <draw:text-box>
            <text:p text:style-name="P3"><text:span text:style-name="T12">0</text:span></text:p>
          </draw:text-box>
        </draw:frame>
        <draw:frame draw:style-name="gr33" draw:text-style-name="P13" draw:layer="layout" svg:width="0.423cm" svg:height="0.335cm" svg:x="5.614cm" svg:y="2.033cm">
          <draw:text-box>
            <text:p text:style-name="P3"><text:span text:style-name="T12">282</text:span></text:p>
          </draw:text-box>
        </draw:frame>
        <draw:frame draw:style-name="gr32" draw:text-style-name="P13" draw:layer="layout" svg:width="0.283cm" svg:height="0.335cm" svg:x="6.666cm" svg:y="2.033cm">
          <draw:text-box>
            <text:p text:style-name="P3"><text:span text:style-name="T12">47</text:span></text:p>
          </draw:text-box>
        </draw:frame>
        <draw:line draw:style-name="gr24" draw:text-style-name="P6" draw:layer="layout" svg:x1="7.767cm" svg:y1="2.369cm" svg:x2="7.767cm" svg:y2="2.123cm">
          <text:p/>
        </draw:line>
        <draw:frame draw:style-name="gr29" draw:text-style-name="P13" draw:layer="layout" svg:width="0.245cm" svg:height="0.335cm" svg:x="7.522cm" svg:y="2.033cm">
          <draw:text-box>
            <text:p text:style-name="P3"><text:span text:style-name="T12">0</text:span></text:p>
          </draw:text-box>
        </draw:frame>
        <draw:frame draw:style-name="gr33" draw:text-style-name="P13" draw:layer="layout" svg:width="0.423cm" svg:height="0.335cm" svg:x="8.294cm" svg:y="2.033cm">
          <draw:text-box>
            <text:p text:style-name="P3"><text:span text:style-name="T12">277</text:span></text:p>
          </draw:text-box>
        </draw:frame>
        <draw:frame draw:style-name="gr32" draw:text-style-name="P13" draw:layer="layout" svg:width="0.283cm" svg:height="0.335cm" svg:x="9.397cm" svg:y="2.033cm">
          <draw:text-box>
            <text:p text:style-name="P3"><text:span text:style-name="T13">77</text:span></text:p>
          </draw:text-box>
        </draw:frame>
        <draw:frame draw:style-name="gr29" draw:text-style-name="P13" draw:layer="layout" svg:width="0.245cm" svg:height="0.335cm" svg:x="10.061cm" svg:y="2.033cm">
          <draw:text-box>
            <text:p text:style-name="P3"><text:span text:style-name="T12">0</text:span></text:p>
          </draw:text-box>
        </draw:frame>
        <draw:line draw:style-name="gr24" draw:text-style-name="P6" draw:layer="layout" svg:x1="2.473cm" svg:y1="2.615cm" svg:x2="2.473cm" svg:y2="2.369cm">
          <text:p/>
        </draw:line>
        <draw:frame draw:style-name="gr36" draw:text-style-name="P13" draw:layer="layout" svg:width="1.289cm" svg:height="0.335cm" svg:x="0.656cm" svg:y="2.279cm">
          <draw:text-box>
            <text:p text:style-name="P3"><text:span text:style-name="T12">controlflow</text:span></text:p>
          </draw:text-box>
        </draw:frame>
        <draw:frame draw:style-name="gr32" draw:text-style-name="P13" draw:layer="layout" svg:width="0.283cm" svg:height="0.335cm" svg:x="3.107cm" svg:y="2.279cm">
          <draw:text-box>
            <text:p text:style-name="P3"><text:span text:style-name="T12">39</text:span></text:p>
          </draw:text-box>
        </draw:frame>
        <draw:frame draw:style-name="gr32" draw:text-style-name="P13" draw:layer="layout" svg:width="0.283cm" svg:height="0.335cm" svg:x="4.119cm" svg:y="2.279cm">
          <draw:text-box>
            <text:p text:style-name="P3"><text:span text:style-name="T12">36</text:span></text:p>
          </draw:text-box>
        </draw:frame>
        <draw:line draw:style-name="gr24" draw:text-style-name="P6" draw:layer="layout" svg:x1="5.12cm" svg:y1="2.615cm" svg:x2="5.12cm" svg:y2="2.369cm">
          <text:p/>
        </draw:line>
        <draw:frame draw:style-name="gr29" draw:text-style-name="P13" draw:layer="layout" svg:width="0.245cm" svg:height="0.335cm" svg:x="4.875cm" svg:y="2.279cm">
          <draw:text-box>
            <text:p text:style-name="P3"><text:span text:style-name="T12">0</text:span></text:p>
          </draw:text-box>
        </draw:frame>
        <draw:frame draw:style-name="gr32" draw:text-style-name="P13" draw:layer="layout" svg:width="0.283cm" svg:height="0.335cm" svg:x="5.754cm" svg:y="2.279cm">
          <draw:text-box>
            <text:p text:style-name="P3"><text:span text:style-name="T13">40</text:span></text:p>
          </draw:text-box>
        </draw:frame>
        <draw:frame draw:style-name="gr32" draw:text-style-name="P13" draw:layer="layout" svg:width="0.283cm" svg:height="0.335cm" svg:x="6.666cm" svg:y="2.279cm">
          <draw:text-box>
            <text:p text:style-name="P3"><text:span text:style-name="T12">37</text:span></text:p>
          </draw:text-box>
        </draw:frame>
        <draw:line draw:style-name="gr24" draw:text-style-name="P6" draw:layer="layout" svg:x1="7.767cm" svg:y1="2.615cm" svg:x2="7.767cm" svg:y2="2.369cm">
          <text:p/>
        </draw:line>
        <draw:frame draw:style-name="gr29" draw:text-style-name="P13" draw:layer="layout" svg:width="0.245cm" svg:height="0.335cm" svg:x="7.522cm" svg:y="2.279cm">
          <draw:text-box>
            <text:p text:style-name="P3"><text:span text:style-name="T12">0</text:span></text:p>
          </draw:text-box>
        </draw:frame>
        <draw:frame draw:style-name="gr32" draw:text-style-name="P13" draw:layer="layout" svg:width="0.283cm" svg:height="0.335cm" svg:x="8.434cm" svg:y="2.279cm">
          <draw:text-box>
            <text:p text:style-name="P3"><text:span text:style-name="T13">40</text:span></text:p>
          </draw:text-box>
        </draw:frame>
        <draw:frame draw:style-name="gr32" draw:text-style-name="P13" draw:layer="layout" svg:width="0.283cm" svg:height="0.335cm" svg:x="9.397cm" svg:y="2.279cm">
          <draw:text-box>
            <text:p text:style-name="P3"><text:span text:style-name="T13">47</text:span></text:p>
          </draw:text-box>
        </draw:frame>
        <draw:frame draw:style-name="gr29" draw:text-style-name="P13" draw:layer="layout" svg:width="0.245cm" svg:height="0.335cm" svg:x="10.061cm" svg:y="2.279cm">
          <draw:text-box>
            <text:p text:style-name="P3"><text:span text:style-name="T12">0</text:span></text:p>
          </draw:text-box>
        </draw:frame>
        <draw:line draw:style-name="gr24" draw:text-style-name="P6" draw:layer="layout" svg:x1="2.473cm" svg:y1="2.861cm" svg:x2="2.473cm" svg:y2="2.615cm">
          <text:p/>
        </draw:line>
        <draw:frame draw:style-name="gr37" draw:text-style-name="P13" draw:layer="layout" svg:width="0.396cm" svg:height="0.335cm" svg:x="0.656cm" svg:y="2.525cm">
          <draw:text-box>
            <text:p text:style-name="P3"><text:span text:style-name="T12">eca</text:span></text:p>
          </draw:text-box>
        </draw:frame>
        <draw:frame draw:style-name="gr33" draw:text-style-name="P13" draw:layer="layout" svg:width="0.423cm" svg:height="0.335cm" svg:x="2.967cm" svg:y="2.525cm">
          <draw:text-box>
            <text:p text:style-name="P3"><text:span text:style-name="T12">223</text:span></text:p>
          </draw:text-box>
        </draw:frame>
        <draw:frame draw:style-name="gr33" draw:text-style-name="P13" draw:layer="layout" svg:width="0.423cm" svg:height="0.335cm" svg:x="3.979cm" svg:y="2.525cm">
          <draw:text-box>
            <text:p text:style-name="P3"><text:span text:style-name="T12">481</text:span></text:p>
          </draw:text-box>
        </draw:frame>
        <draw:line draw:style-name="gr24" draw:text-style-name="P6" draw:layer="layout" svg:x1="5.12cm" svg:y1="2.861cm" svg:x2="5.12cm" svg:y2="2.615cm">
          <text:p/>
        </draw:line>
        <draw:frame draw:style-name="gr29" draw:text-style-name="P13" draw:layer="layout" svg:width="0.245cm" svg:height="0.335cm" svg:x="4.875cm" svg:y="2.525cm">
          <draw:text-box>
            <text:p text:style-name="P3"><text:span text:style-name="T12">0</text:span></text:p>
          </draw:text-box>
        </draw:frame>
        <draw:frame draw:style-name="gr33" draw:text-style-name="P13" draw:layer="layout" svg:width="0.423cm" svg:height="0.335cm" svg:x="5.614cm" svg:y="2.525cm">
          <draw:text-box>
            <text:p text:style-name="P3"><text:span text:style-name="T12">210</text:span></text:p>
          </draw:text-box>
        </draw:frame>
        <draw:frame draw:style-name="gr33" draw:text-style-name="P13" draw:layer="layout" svg:width="0.423cm" svg:height="0.335cm" svg:x="6.526cm" svg:y="2.525cm">
          <draw:text-box>
            <text:p text:style-name="P3"><text:span text:style-name="T12">365</text:span></text:p>
          </draw:text-box>
        </draw:frame>
        <draw:line draw:style-name="gr24" draw:text-style-name="P6" draw:layer="layout" svg:x1="7.767cm" svg:y1="2.861cm" svg:x2="7.767cm" svg:y2="2.615cm">
          <text:p/>
        </draw:line>
        <draw:frame draw:style-name="gr29" draw:text-style-name="P13" draw:layer="layout" svg:width="0.245cm" svg:height="0.335cm" svg:x="7.522cm" svg:y="2.525cm">
          <draw:text-box>
            <text:p text:style-name="P3"><text:span text:style-name="T12">0</text:span></text:p>
          </draw:text-box>
        </draw:frame>
        <draw:frame draw:style-name="gr33" draw:text-style-name="P13" draw:layer="layout" svg:width="0.423cm" svg:height="0.335cm" svg:x="8.294cm" svg:y="2.525cm">
          <draw:text-box>
            <text:p text:style-name="P3"><text:span text:style-name="T13">467</text:span></text:p>
          </draw:text-box>
        </draw:frame>
        <draw:frame draw:style-name="gr33" draw:text-style-name="P13" draw:layer="layout" svg:width="0.423cm" svg:height="0.335cm" svg:x="9.257cm" svg:y="2.525cm">
          <draw:text-box>
            <text:p text:style-name="P3"><text:span text:style-name="T13">600</text:span></text:p>
          </draw:text-box>
        </draw:frame>
        <draw:frame draw:style-name="gr29" draw:text-style-name="P13" draw:layer="layout" svg:width="0.245cm" svg:height="0.335cm" svg:x="10.061cm" svg:y="2.525cm">
          <draw:text-box>
            <text:p text:style-name="P3"><text:span text:style-name="T12">0</text:span></text:p>
          </draw:text-box>
        </draw:frame>
        <draw:line draw:style-name="gr24" draw:text-style-name="P6" draw:layer="layout" svg:x1="2.473cm" svg:y1="3.107cm" svg:x2="2.473cm" svg:y2="2.861cm">
          <text:p/>
        </draw:line>
        <draw:frame draw:style-name="gr38" draw:text-style-name="P13" draw:layer="layout" svg:width="0.495cm" svg:height="0.335cm" svg:x="0.656cm" svg:y="2.771cm">
          <draw:text-box>
            <text:p text:style-name="P3"><text:span text:style-name="T12">oats</text:span></text:p>
          </draw:text-box>
        </draw:frame>
        <draw:frame draw:style-name="gr32" draw:text-style-name="P13" draw:layer="layout" svg:width="0.283cm" svg:height="0.335cm" svg:x="3.107cm" svg:y="2.771cm">
          <draw:text-box>
            <text:p text:style-name="P3"><text:span text:style-name="T12">41</text:span></text:p>
          </draw:text-box>
        </draw:frame>
        <draw:frame draw:style-name="gr33" draw:text-style-name="P13" draw:layer="layout" svg:width="0.423cm" svg:height="0.335cm" svg:x="3.979cm" svg:y="2.771cm">
          <draw:text-box>
            <text:p text:style-name="P3"><text:span text:style-name="T12">356</text:span></text:p>
          </draw:text-box>
        </draw:frame>
        <draw:line draw:style-name="gr24" draw:text-style-name="P6" draw:layer="layout" svg:x1="5.12cm" svg:y1="3.107cm" svg:x2="5.12cm" svg:y2="2.861cm">
          <text:p/>
        </draw:line>
        <draw:frame draw:style-name="gr29" draw:text-style-name="P13" draw:layer="layout" svg:width="0.245cm" svg:height="0.335cm" svg:x="4.875cm" svg:y="2.771cm">
          <draw:text-box>
            <text:p text:style-name="P3"><text:span text:style-name="T12">0</text:span></text:p>
          </draw:text-box>
        </draw:frame>
        <draw:frame draw:style-name="gr32" draw:text-style-name="P13" draw:layer="layout" svg:width="0.283cm" svg:height="0.335cm" svg:x="5.754cm" svg:y="2.771cm">
          <draw:text-box>
            <text:p text:style-name="P3"><text:span text:style-name="T13">43</text:span></text:p>
          </draw:text-box>
        </draw:frame>
        <draw:frame draw:style-name="gr33" draw:text-style-name="P13" draw:layer="layout" svg:width="0.423cm" svg:height="0.335cm" svg:x="6.526cm" svg:y="2.771cm">
          <draw:text-box>
            <text:p text:style-name="P3"><text:span text:style-name="T12">350</text:span></text:p>
          </draw:text-box>
        </draw:frame>
        <draw:line draw:style-name="gr24" draw:text-style-name="P6" draw:layer="layout" svg:x1="7.767cm" svg:y1="3.107cm" svg:x2="7.767cm" svg:y2="2.861cm">
          <text:p/>
        </draw:line>
        <draw:frame draw:style-name="gr29" draw:text-style-name="P13" draw:layer="layout" svg:width="0.245cm" svg:height="0.335cm" svg:x="7.522cm" svg:y="2.771cm">
          <draw:text-box>
            <text:p text:style-name="P3"><text:span text:style-name="T12">0</text:span></text:p>
          </draw:text-box>
        </draw:frame>
        <draw:frame draw:style-name="gr32" draw:text-style-name="P13" draw:layer="layout" svg:width="0.283cm" svg:height="0.335cm" svg:x="8.434cm" svg:y="2.771cm">
          <draw:text-box>
            <text:p text:style-name="P3"><text:span text:style-name="T13">43</text:span></text:p>
          </draw:text-box>
        </draw:frame>
        <draw:frame draw:style-name="gr33" draw:text-style-name="P13" draw:layer="layout" svg:width="0.423cm" svg:height="0.335cm" svg:x="9.257cm" svg:y="2.771cm">
          <draw:text-box>
            <text:p text:style-name="P3"><text:span text:style-name="T13">393</text:span></text:p>
          </draw:text-box>
        </draw:frame>
        <draw:frame draw:style-name="gr29" draw:text-style-name="P13" draw:layer="layout" svg:width="0.245cm" svg:height="0.335cm" svg:x="10.061cm" svg:y="2.771cm">
          <draw:text-box>
            <text:p text:style-name="P3"><text:span text:style-name="T12">0</text:span></text:p>
          </draw:text-box>
        </draw:frame>
        <draw:line draw:style-name="gr24" draw:text-style-name="P6" draw:layer="layout" svg:x1="2.473cm" svg:y1="3.353cm" svg:x2="2.473cm" svg:y2="3.107cm">
          <text:p/>
        </draw:line>
        <draw:frame draw:style-name="gr39" draw:text-style-name="P13" draw:layer="layout" svg:width="0.581cm" svg:height="0.335cm" svg:x="0.656cm" svg:y="3.017cm">
          <draw:text-box>
            <text:p text:style-name="P3"><text:span text:style-name="T12">heap</text:span></text:p>
          </draw:text-box>
        </draw:frame>
        <draw:frame draw:style-name="gr32" draw:text-style-name="P13" draw:layer="layout" svg:width="0.283cm" svg:height="0.335cm" svg:x="3.107cm" svg:y="3.017cm">
          <draw:text-box>
            <text:p text:style-name="P3"><text:span text:style-name="T13">71</text:span></text:p>
          </draw:text-box>
        </draw:frame>
        <draw:frame draw:style-name="gr33" draw:text-style-name="P13" draw:layer="layout" svg:width="0.423cm" svg:height="0.335cm" svg:x="3.979cm" svg:y="3.017cm">
          <draw:text-box>
            <text:p text:style-name="P3"><text:span text:style-name="T12">118</text:span></text:p>
          </draw:text-box>
        </draw:frame>
        <draw:line draw:style-name="gr24" draw:text-style-name="P6" draw:layer="layout" svg:x1="5.12cm" svg:y1="3.353cm" svg:x2="5.12cm" svg:y2="3.107cm">
          <text:p/>
        </draw:line>
        <draw:frame draw:style-name="gr29" draw:text-style-name="P13" draw:layer="layout" svg:width="0.245cm" svg:height="0.335cm" svg:x="4.875cm" svg:y="3.017cm">
          <draw:text-box>
            <text:p text:style-name="P3"><text:span text:style-name="T14">1</text:span></text:p>
          </draw:text-box>
        </draw:frame>
        <draw:frame draw:style-name="gr32" draw:text-style-name="P13" draw:layer="layout" svg:width="0.283cm" svg:height="0.335cm" svg:x="5.754cm" svg:y="3.017cm">
          <draw:text-box>
            <text:p text:style-name="P3"><text:span text:style-name="T12">67</text:span></text:p>
          </draw:text-box>
        </draw:frame>
        <draw:frame draw:style-name="gr33" draw:text-style-name="P13" draw:layer="layout" svg:width="0.423cm" svg:height="0.335cm" svg:x="6.526cm" svg:y="3.017cm">
          <draw:text-box>
            <text:p text:style-name="P3"><text:span text:style-name="T12">102</text:span></text:p>
          </draw:text-box>
        </draw:frame>
        <draw:line draw:style-name="gr24" draw:text-style-name="P6" draw:layer="layout" svg:x1="7.767cm" svg:y1="3.353cm" svg:x2="7.767cm" svg:y2="3.107cm">
          <text:p/>
        </draw:line>
        <draw:frame draw:style-name="gr29" draw:text-style-name="P13" draw:layer="layout" svg:width="0.245cm" svg:height="0.335cm" svg:x="7.522cm" svg:y="3.017cm">
          <draw:text-box>
            <text:p text:style-name="P3"><text:span text:style-name="T12">0</text:span></text:p>
          </draw:text-box>
        </draw:frame>
        <draw:frame draw:style-name="gr32" draw:text-style-name="P13" draw:layer="layout" svg:width="0.283cm" svg:height="0.335cm" svg:x="8.434cm" svg:y="3.017cm">
          <draw:text-box>
            <text:p text:style-name="P3"><text:span text:style-name="T12">70</text:span></text:p>
          </draw:text-box>
        </draw:frame>
        <draw:frame draw:style-name="gr33" draw:text-style-name="P13" draw:layer="layout" svg:width="0.423cm" svg:height="0.335cm" svg:x="9.257cm" svg:y="3.017cm">
          <draw:text-box>
            <text:p text:style-name="P3"><text:span text:style-name="T13">120</text:span></text:p>
          </draw:text-box>
        </draw:frame>
        <draw:frame draw:style-name="gr29" draw:text-style-name="P13" draw:layer="layout" svg:width="0.245cm" svg:height="0.335cm" svg:x="10.061cm" svg:y="3.017cm">
          <draw:text-box>
            <text:p text:style-name="P3"><text:span text:style-name="T12">0</text:span></text:p>
          </draw:text-box>
        </draw:frame>
        <draw:line draw:style-name="gr24" draw:text-style-name="P6" draw:layer="layout" svg:x1="2.473cm" svg:y1="3.599cm" svg:x2="2.473cm" svg:y2="3.353cm">
          <text:p/>
        </draw:line>
        <draw:frame draw:style-name="gr40" draw:text-style-name="P13" draw:layer="layout" svg:width="0.631cm" svg:height="0.335cm" svg:x="0.656cm" svg:y="3.263cm">
          <draw:text-box>
            <text:p text:style-name="P3"><text:span text:style-name="T12">loops</text:span></text:p>
          </draw:text-box>
        </draw:frame>
        <draw:frame draw:style-name="gr33" draw:text-style-name="P13" draw:layer="layout" svg:width="0.423cm" svg:height="0.335cm" svg:x="2.967cm" svg:y="3.263cm">
          <draw:text-box>
            <text:p text:style-name="P3"><text:span text:style-name="T12">152</text:span></text:p>
          </draw:text-box>
        </draw:frame>
        <draw:frame draw:style-name="gr33" draw:text-style-name="P13" draw:layer="layout" svg:width="0.423cm" svg:height="0.335cm" svg:x="3.979cm" svg:y="3.263cm">
          <draw:text-box>
            <text:p text:style-name="P3"><text:span text:style-name="T12">334</text:span></text:p>
          </draw:text-box>
        </draw:frame>
        <draw:line draw:style-name="gr24" draw:text-style-name="P6" draw:layer="layout" svg:x1="5.12cm" svg:y1="3.599cm" svg:x2="5.12cm" svg:y2="3.353cm">
          <text:p/>
        </draw:line>
        <draw:frame draw:style-name="gr29" draw:text-style-name="P13" draw:layer="layout" svg:width="0.245cm" svg:height="0.335cm" svg:x="4.875cm" svg:y="3.263cm">
          <draw:text-box>
            <text:p text:style-name="P3"><text:span text:style-name="T14">2</text:span></text:p>
          </draw:text-box>
        </draw:frame>
        <draw:frame draw:style-name="gr33" draw:text-style-name="P13" draw:layer="layout" svg:width="0.423cm" svg:height="0.335cm" svg:x="5.614cm" svg:y="3.263cm">
          <draw:text-box>
            <text:p text:style-name="P3"><text:span text:style-name="T12">159</text:span></text:p>
          </draw:text-box>
        </draw:frame>
        <draw:frame draw:style-name="gr33" draw:text-style-name="P13" draw:layer="layout" svg:width="0.423cm" svg:height="0.335cm" svg:x="6.526cm" svg:y="3.263cm">
          <draw:text-box>
            <text:p text:style-name="P3"><text:span text:style-name="T12">307</text:span></text:p>
          </draw:text-box>
        </draw:frame>
        <draw:line draw:style-name="gr24" draw:text-style-name="P6" draw:layer="layout" svg:x1="7.767cm" svg:y1="3.599cm" svg:x2="7.767cm" svg:y2="3.353cm">
          <text:p/>
        </draw:line>
        <draw:frame draw:style-name="gr29" draw:text-style-name="P13" draw:layer="layout" svg:width="0.245cm" svg:height="0.335cm" svg:x="7.522cm" svg:y="3.263cm">
          <draw:text-box>
            <text:p text:style-name="P3"><text:span text:style-name="T12">0</text:span></text:p>
          </draw:text-box>
        </draw:frame>
        <draw:frame draw:style-name="gr33" draw:text-style-name="P13" draw:layer="layout" svg:width="0.423cm" svg:height="0.335cm" svg:x="8.294cm" svg:y="3.263cm">
          <draw:text-box>
            <text:p text:style-name="P3"><text:span text:style-name="T13">192</text:span></text:p>
          </draw:text-box>
        </draw:frame>
        <draw:frame draw:style-name="gr33" draw:text-style-name="P13" draw:layer="layout" svg:width="0.423cm" svg:height="0.335cm" svg:x="9.257cm" svg:y="3.263cm">
          <draw:text-box>
            <text:p text:style-name="P3"><text:span text:style-name="T13">427</text:span></text:p>
          </draw:text-box>
        </draw:frame>
        <draw:frame draw:style-name="gr29" draw:text-style-name="P13" draw:layer="layout" svg:width="0.245cm" svg:height="0.335cm" svg:x="10.061cm" svg:y="3.263cm">
          <draw:text-box>
            <text:p text:style-name="P3"><text:span text:style-name="T12">0</text:span></text:p>
          </draw:text-box>
        </draw:frame>
        <draw:line draw:style-name="gr24" draw:text-style-name="P6" draw:layer="layout" svg:x1="2.473cm" svg:y1="3.845cm" svg:x2="2.473cm" svg:y2="3.599cm">
          <text:p/>
        </draw:line>
        <draw:frame draw:style-name="gr41" draw:text-style-name="P13" draw:layer="layout" svg:width="1.447cm" svg:height="0.335cm" svg:x="0.656cm" svg:y="3.509cm">
          <draw:text-box>
            <text:p text:style-name="P3"><text:span text:style-name="T12">productlines</text:span></text:p>
          </draw:text-box>
        </draw:frame>
        <draw:frame draw:style-name="gr33" draw:text-style-name="P13" draw:layer="layout" svg:width="0.423cm" svg:height="0.335cm" svg:x="2.967cm" svg:y="3.509cm">
          <draw:text-box>
            <text:p text:style-name="P3"><text:span text:style-name="T13">265</text:span></text:p>
          </draw:text-box>
        </draw:frame>
        <draw:line draw:style-name="gr24" draw:text-style-name="P6" draw:layer="layout" svg:x1="5.12cm" svg:y1="3.845cm" svg:x2="5.12cm" svg:y2="3.599cm">
          <text:p/>
        </draw:line>
        <draw:frame draw:style-name="gr29" draw:text-style-name="P13" draw:layer="layout" svg:width="0.245cm" svg:height="0.335cm" svg:x="4.875cm" svg:y="3.509cm">
          <draw:text-box>
            <text:p text:style-name="P3"><text:span text:style-name="T12">0</text:span></text:p>
          </draw:text-box>
        </draw:frame>
        <draw:frame draw:style-name="gr33" draw:text-style-name="P13" draw:layer="layout" svg:width="0.423cm" svg:height="0.335cm" svg:x="5.614cm" svg:y="3.509cm">
          <draw:text-box>
            <text:p text:style-name="P3"><text:span text:style-name="T12">262</text:span></text:p>
          </draw:text-box>
        </draw:frame>
        <draw:frame draw:style-name="gr33" draw:text-style-name="P13" draw:layer="layout" svg:width="0.423cm" svg:height="0.335cm" svg:x="6.526cm" svg:y="3.509cm">
          <draw:text-box>
            <text:p text:style-name="P3"><text:span text:style-name="T12">315</text:span></text:p>
          </draw:text-box>
        </draw:frame>
        <draw:line draw:style-name="gr24" draw:text-style-name="P6" draw:layer="layout" svg:x1="7.767cm" svg:y1="3.845cm" svg:x2="7.767cm" svg:y2="3.599cm">
          <text:p/>
        </draw:line>
        <draw:frame draw:style-name="gr29" draw:text-style-name="P13" draw:layer="layout" svg:width="0.245cm" svg:height="0.335cm" svg:x="7.522cm" svg:y="3.509cm">
          <draw:text-box>
            <text:p text:style-name="P3"><text:span text:style-name="T12">0</text:span></text:p>
          </draw:text-box>
        </draw:frame>
        <draw:frame draw:style-name="gr33" draw:text-style-name="P13" draw:layer="layout" svg:width="0.423cm" svg:height="0.335cm" svg:x="8.294cm" svg:y="3.509cm">
          <draw:text-box>
            <text:p text:style-name="P3"><text:span text:style-name="T12">260</text:span></text:p>
          </draw:text-box>
        </draw:frame>
        <draw:frame draw:style-name="gr33" draw:text-style-name="P13" draw:layer="layout" svg:width="0.423cm" svg:height="0.335cm" svg:x="9.257cm" svg:y="3.509cm">
          <draw:text-box>
            <text:p text:style-name="P3"><text:span text:style-name="T12">322</text:span></text:p>
          </draw:text-box>
        </draw:frame>
        <draw:frame draw:style-name="gr29" draw:text-style-name="P13" draw:layer="layout" svg:width="0.245cm" svg:height="0.335cm" svg:x="10.061cm" svg:y="3.509cm">
          <draw:text-box>
            <text:p text:style-name="P3"><text:span text:style-name="T12">0</text:span></text:p>
          </draw:text-box>
        </draw:frame>
        <draw:line draw:style-name="gr24" draw:text-style-name="P6" draw:layer="layout" svg:x1="2.473cm" svg:y1="4.092cm" svg:x2="2.473cm" svg:y2="3.845cm">
          <text:p/>
        </draw:line>
        <draw:frame draw:style-name="gr42" draw:text-style-name="P13" draw:layer="layout" svg:width="1.057cm" svg:height="0.335cm" svg:x="0.656cm" svg:y="3.755cm">
          <draw:text-box>
            <text:p text:style-name="P3"><text:span text:style-name="T12">recursive</text:span></text:p>
          </draw:text-box>
        </draw:frame>
        <draw:frame draw:style-name="gr32" draw:text-style-name="P13" draw:layer="layout" svg:width="0.283cm" svg:height="0.335cm" svg:x="3.107cm" svg:y="3.755cm">
          <draw:text-box>
            <text:p text:style-name="P3"><text:span text:style-name="T12">40</text:span></text:p>
          </draw:text-box>
        </draw:frame>
        <draw:frame draw:style-name="gr32" draw:text-style-name="P13" draw:layer="layout" svg:width="0.283cm" svg:height="0.335cm" svg:x="4.119cm" svg:y="3.755cm">
          <draw:text-box>
            <text:p text:style-name="P3"><text:span text:style-name="T12">36</text:span></text:p>
          </draw:text-box>
        </draw:frame>
        <draw:line draw:style-name="gr24" draw:text-style-name="P6" draw:layer="layout" svg:x1="5.12cm" svg:y1="4.092cm" svg:x2="5.12cm" svg:y2="3.845cm">
          <text:p/>
        </draw:line>
        <draw:frame draw:style-name="gr29" draw:text-style-name="P13" draw:layer="layout" svg:width="0.245cm" svg:height="0.335cm" svg:x="4.875cm" svg:y="3.755cm">
          <draw:text-box>
            <text:p text:style-name="P3"><text:span text:style-name="T14">1</text:span></text:p>
          </draw:text-box>
        </draw:frame>
        <draw:frame draw:style-name="gr32" draw:text-style-name="P13" draw:layer="layout" svg:width="0.283cm" svg:height="0.335cm" svg:x="5.754cm" svg:y="3.755cm">
          <draw:text-box>
            <text:p text:style-name="P3"><text:span text:style-name="T12">43</text:span></text:p>
          </draw:text-box>
        </draw:frame>
        <draw:frame draw:style-name="gr32" draw:text-style-name="P13" draw:layer="layout" svg:width="0.283cm" svg:height="0.335cm" svg:x="6.666cm" svg:y="3.755cm">
          <draw:text-box>
            <text:p text:style-name="P3"><text:span text:style-name="T12">28</text:span></text:p>
          </draw:text-box>
        </draw:frame>
        <draw:line draw:style-name="gr24" draw:text-style-name="P6" draw:layer="layout" svg:x1="7.767cm" svg:y1="4.092cm" svg:x2="7.767cm" svg:y2="3.845cm">
          <text:p/>
        </draw:line>
        <draw:frame draw:style-name="gr29" draw:text-style-name="P13" draw:layer="layout" svg:width="0.245cm" svg:height="0.335cm" svg:x="7.522cm" svg:y="3.755cm">
          <draw:text-box>
            <text:p text:style-name="P3"><text:span text:style-name="T12">0</text:span></text:p>
          </draw:text-box>
        </draw:frame>
        <draw:frame draw:style-name="gr32" draw:text-style-name="P13" draw:layer="layout" svg:width="0.283cm" svg:height="0.335cm" svg:x="8.434cm" svg:y="3.755cm">
          <draw:text-box>
            <text:p text:style-name="P3"><text:span text:style-name="T13">46</text:span></text:p>
          </draw:text-box>
        </draw:frame>
        <draw:frame draw:style-name="gr32" draw:text-style-name="P13" draw:layer="layout" svg:width="0.283cm" svg:height="0.335cm" svg:x="9.397cm" svg:y="3.755cm">
          <draw:text-box>
            <text:p text:style-name="P3"><text:span text:style-name="T13">41</text:span></text:p>
          </draw:text-box>
        </draw:frame>
        <draw:frame draw:style-name="gr29" draw:text-style-name="P13" draw:layer="layout" svg:width="0.245cm" svg:height="0.335cm" svg:x="10.061cm" svg:y="3.755cm">
          <draw:text-box>
            <text:p text:style-name="P3"><text:span text:style-name="T12">0</text:span></text:p>
          </draw:text-box>
        </draw:frame>
        <draw:line draw:style-name="gr24" draw:text-style-name="P6" draw:layer="layout" svg:x1="2.473cm" svg:y1="4.338cm" svg:x2="2.473cm" svg:y2="4.092cm">
          <text:p/>
        </draw:line>
        <draw:frame draw:style-name="gr43" draw:text-style-name="P13" draw:layer="layout" svg:width="1.672cm" svg:height="0.335cm" svg:x="0.656cm" svg:y="4.001cm">
          <draw:text-box>
            <text:p text:style-name="P3"><text:span text:style-name="T12">sequentialized</text:span></text:p>
          </draw:text-box>
        </draw:frame>
        <draw:frame draw:style-name="gr33" draw:text-style-name="P13" draw:layer="layout" svg:width="0.423cm" svg:height="0.335cm" svg:x="2.967cm" svg:y="4.001cm">
          <draw:text-box>
            <text:p text:style-name="P3"><text:span text:style-name="T12">347</text:span></text:p>
          </draw:text-box>
        </draw:frame>
        <draw:frame draw:style-name="gr33" draw:text-style-name="P13" draw:layer="layout" svg:width="0.423cm" svg:height="0.335cm" svg:x="3.979cm" svg:y="4.001cm">
          <draw:text-box>
            <text:p text:style-name="P3"><text:span text:style-name="T12">108</text:span></text:p>
          </draw:text-box>
        </draw:frame>
        <draw:line draw:style-name="gr24" draw:text-style-name="P6" draw:layer="layout" svg:x1="5.12cm" svg:y1="4.338cm" svg:x2="5.12cm" svg:y2="4.092cm">
          <text:p/>
        </draw:line>
        <draw:frame draw:style-name="gr29" draw:text-style-name="P13" draw:layer="layout" svg:width="0.245cm" svg:height="0.335cm" svg:x="4.875cm" svg:y="4.001cm">
          <draw:text-box>
            <text:p text:style-name="P3"><text:span text:style-name="T12">0</text:span></text:p>
          </draw:text-box>
        </draw:frame>
        <draw:frame draw:style-name="gr33" draw:text-style-name="P13" draw:layer="layout" svg:width="0.423cm" svg:height="0.335cm" svg:x="5.614cm" svg:y="4.001cm">
          <draw:text-box>
            <text:p text:style-name="P3"><text:span text:style-name="T13">361</text:span></text:p>
          </draw:text-box>
        </draw:frame>
        <draw:frame draw:style-name="gr32" draw:text-style-name="P13" draw:layer="layout" svg:width="0.283cm" svg:height="0.335cm" svg:x="6.666cm" svg:y="4.001cm">
          <draw:text-box>
            <text:p text:style-name="P3"><text:span text:style-name="T12">68</text:span></text:p>
          </draw:text-box>
        </draw:frame>
        <draw:line draw:style-name="gr24" draw:text-style-name="P6" draw:layer="layout" svg:x1="7.767cm" svg:y1="4.338cm" svg:x2="7.767cm" svg:y2="4.092cm">
          <text:p/>
        </draw:line>
        <draw:frame draw:style-name="gr29" draw:text-style-name="P13" draw:layer="layout" svg:width="0.245cm" svg:height="0.335cm" svg:x="7.522cm" svg:y="4.001cm">
          <draw:text-box>
            <text:p text:style-name="P3"><text:span text:style-name="T12">0</text:span></text:p>
          </draw:text-box>
        </draw:frame>
        <draw:frame draw:style-name="gr33" draw:text-style-name="P13" draw:layer="layout" svg:width="0.423cm" svg:height="0.335cm" svg:x="8.294cm" svg:y="4.001cm">
          <draw:text-box>
            <text:p text:style-name="P3"><text:span text:style-name="T13">361</text:span></text:p>
          </draw:text-box>
        </draw:frame>
        <draw:frame draw:style-name="gr33" draw:text-style-name="P13" draw:layer="layout" svg:width="0.423cm" svg:height="0.335cm" svg:x="9.257cm" svg:y="4.001cm">
          <draw:text-box>
            <text:p text:style-name="P3"><text:span text:style-name="T13">123</text:span></text:p>
          </draw:text-box>
        </draw:frame>
        <draw:frame draw:style-name="gr29" draw:text-style-name="P13" draw:layer="layout" svg:width="0.245cm" svg:height="0.335cm" svg:x="10.061cm" svg:y="4.001cm">
          <draw:text-box>
            <text:p text:style-name="P3"><text:span text:style-name="T12">0</text:span></text:p>
          </draw:text-box>
        </draw:frame>
        <draw:line draw:style-name="gr24" draw:text-style-name="P6" draw:layer="layout" svg:x1="2.473cm" svg:y1="4.584cm" svg:x2="2.473cm" svg:y2="4.338cm">
          <text:p/>
        </draw:line>
        <draw:frame draw:style-name="gr44" draw:text-style-name="P13" draw:layer="layout" svg:width="0.518cm" svg:height="0.335cm" svg:x="0.656cm" svg:y="4.247cm">
          <draw:text-box>
            <text:p text:style-name="P3"><text:span text:style-name="T12">xcsp</text:span></text:p>
          </draw:text-box>
        </draw:frame>
        <draw:frame draw:style-name="gr32" draw:text-style-name="P13" draw:layer="layout" svg:width="0.283cm" svg:height="0.335cm" svg:x="3.107cm" svg:y="4.247cm">
          <draw:text-box>
            <text:p text:style-name="P3"><text:span text:style-name="T12">50</text:span></text:p>
          </draw:text-box>
        </draw:frame>
        <draw:frame draw:style-name="gr32" draw:text-style-name="P13" draw:layer="layout" svg:width="0.283cm" svg:height="0.335cm" svg:x="4.119cm" svg:y="4.247cm">
          <draw:text-box>
            <text:p text:style-name="P3"><text:span text:style-name="T13">52</text:span></text:p>
          </draw:text-box>
        </draw:frame>
        <draw:line draw:style-name="gr24" draw:text-style-name="P6" draw:layer="layout" svg:x1="5.12cm" svg:y1="4.584cm" svg:x2="5.12cm" svg:y2="4.338cm">
          <text:p/>
        </draw:line>
        <draw:frame draw:style-name="gr29" draw:text-style-name="P13" draw:layer="layout" svg:width="0.245cm" svg:height="0.335cm" svg:x="4.875cm" svg:y="4.247cm">
          <draw:text-box>
            <text:p text:style-name="P3"><text:span text:style-name="T12">0</text:span></text:p>
          </draw:text-box>
        </draw:frame>
        <draw:frame draw:style-name="gr32" draw:text-style-name="P13" draw:layer="layout" svg:width="0.283cm" svg:height="0.335cm" svg:x="5.754cm" svg:y="4.247cm">
          <draw:text-box>
            <text:p text:style-name="P3"><text:span text:style-name="T12">51</text:span></text:p>
          </draw:text-box>
        </draw:frame>
        <draw:frame draw:style-name="gr32" draw:text-style-name="P13" draw:layer="layout" svg:width="0.283cm" svg:height="0.335cm" svg:x="6.666cm" svg:y="4.247cm">
          <draw:text-box>
            <text:p text:style-name="P3"><text:span text:style-name="T12">51</text:span></text:p>
          </draw:text-box>
        </draw:frame>
        <draw:line draw:style-name="gr24" draw:text-style-name="P6" draw:layer="layout" svg:x1="7.767cm" svg:y1="4.584cm" svg:x2="7.767cm" svg:y2="4.338cm">
          <text:p/>
        </draw:line>
        <draw:frame draw:style-name="gr29" draw:text-style-name="P13" draw:layer="layout" svg:width="0.245cm" svg:height="0.335cm" svg:x="7.522cm" svg:y="4.247cm">
          <draw:text-box>
            <text:p text:style-name="P3"><text:span text:style-name="T12">0</text:span></text:p>
          </draw:text-box>
        </draw:frame>
        <draw:frame draw:style-name="gr32" draw:text-style-name="P13" draw:layer="layout" svg:width="0.283cm" svg:height="0.335cm" svg:x="8.434cm" svg:y="4.247cm">
          <draw:text-box>
            <text:p text:style-name="P3"><text:span text:style-name="T13">52</text:span></text:p>
          </draw:text-box>
        </draw:frame>
        <draw:frame draw:style-name="gr32" draw:text-style-name="P13" draw:layer="layout" svg:width="0.283cm" svg:height="0.335cm" svg:x="9.397cm" svg:y="4.247cm">
          <draw:text-box>
            <text:p text:style-name="P3"><text:span text:style-name="T13">52</text:span></text:p>
          </draw:text-box>
        </draw:frame>
        <draw:line draw:style-name="gr30" draw:text-style-name="P6" draw:layer="layout" svg:x1="0.55cm" svg:y1="4.653cm" svg:x2="10.406cm" svg:y2="4.653cm">
          <text:p/>
        </draw:line>
        <draw:frame draw:style-name="gr29" draw:text-style-name="P13" draw:layer="layout" svg:width="0.245cm" svg:height="0.335cm" svg:x="10.061cm" svg:y="4.247cm">
          <draw:text-box>
            <text:p text:style-name="P3"><text:span text:style-name="T12">0</text:span></text:p>
          </draw:text-box>
        </draw:frame>
        <draw:line draw:style-name="gr24" draw:text-style-name="P6" draw:layer="layout" svg:x1="2.473cm" svg:y1="5.006cm" svg:x2="2.473cm" svg:y2="4.76cm">
          <text:p/>
        </draw:line>
        <draw:frame draw:style-name="gr45" draw:text-style-name="P13" draw:layer="layout" svg:width="0.577cm" svg:height="0.335cm" svg:x="0.656cm" svg:y="4.67cm">
          <draw:text-box>
            <text:p text:style-name="P3"><text:span text:style-name="T12">Total</text:span></text:p>
          </draw:text-box>
        </draw:frame>
        <draw:frame draw:style-name="gr46" draw:text-style-name="P13" draw:layer="layout" svg:width="0.564cm" svg:height="0.335cm" svg:x="2.826cm" svg:y="4.67cm">
          <draw:text-box>
            <text:p text:style-name="P3"><text:span text:style-name="T12">1606</text:span></text:p>
          </draw:text-box>
        </draw:frame>
        <draw:frame draw:style-name="gr46" draw:text-style-name="P13" draw:layer="layout" svg:width="0.564cm" svg:height="0.335cm" svg:x="3.838cm" svg:y="4.67cm">
          <draw:text-box>
            <text:p text:style-name="P3"><text:span text:style-name="T12">1925</text:span></text:p>
          </draw:text-box>
        </draw:frame>
        <draw:line draw:style-name="gr24" draw:text-style-name="P6" draw:layer="layout" svg:x1="5.12cm" svg:y1="5.006cm" svg:x2="5.12cm" svg:y2="4.76cm">
          <text:p/>
        </draw:line>
        <draw:frame draw:style-name="gr29" draw:text-style-name="P13" draw:layer="layout" svg:width="0.245cm" svg:height="0.335cm" svg:x="4.875cm" svg:y="4.67cm">
          <draw:text-box>
            <text:p text:style-name="P3"><text:span text:style-name="T14">4</text:span></text:p>
          </draw:text-box>
        </draw:frame>
        <draw:frame draw:style-name="gr46" draw:text-style-name="P13" draw:layer="layout" svg:width="0.564cm" svg:height="0.335cm" svg:x="5.473cm" svg:y="4.67cm">
          <draw:text-box>
            <text:p text:style-name="P3"><text:span text:style-name="T12">1606</text:span></text:p>
          </draw:text-box>
        </draw:frame>
        <draw:frame draw:style-name="gr46" draw:text-style-name="P13" draw:layer="layout" svg:width="0.564cm" svg:height="0.335cm" svg:x="6.385cm" svg:y="4.67cm">
          <draw:text-box>
            <text:p text:style-name="P3"><text:span text:style-name="T12">1710</text:span></text:p>
          </draw:text-box>
        </draw:frame>
        <draw:line draw:style-name="gr24" draw:text-style-name="P6" draw:layer="layout" svg:x1="7.767cm" svg:y1="5.006cm" svg:x2="7.767cm" svg:y2="4.76cm">
          <text:p/>
        </draw:line>
        <draw:frame draw:style-name="gr29" draw:text-style-name="P13" draw:layer="layout" svg:width="0.245cm" svg:height="0.335cm" svg:x="7.522cm" svg:y="4.67cm">
          <draw:text-box>
            <text:p text:style-name="P3"><text:span text:style-name="T12">0</text:span></text:p>
          </draw:text-box>
        </draw:frame>
        <draw:frame draw:style-name="gr46" draw:text-style-name="P13" draw:layer="layout" svg:width="0.564cm" svg:height="0.335cm" svg:x="8.153cm" svg:y="4.67cm">
          <draw:text-box>
            <text:p text:style-name="P3"><text:span text:style-name="T13">1928</text:span></text:p>
          </draw:text-box>
        </draw:frame>
        <draw:frame draw:style-name="gr46" draw:text-style-name="P13" draw:layer="layout" svg:width="0.564cm" svg:height="0.335cm" svg:x="9.116cm" svg:y="4.67cm">
          <draw:text-box>
            <text:p text:style-name="P3"><text:span text:style-name="T13">2494</text:span></text:p>
          </draw:text-box>
        </draw:frame>
        <draw:line draw:style-name="gr23" draw:text-style-name="P6" draw:layer="layout" svg:x1="0.55cm" svg:y1="5.081cm" svg:x2="10.406cm" svg:y2="5.081cm">
          <text:p/>
        </draw:line>
        <draw:frame draw:style-name="gr29" draw:text-style-name="P13" draw:layer="layout" svg:width="0.245cm" svg:height="0.335cm" svg:x="10.061cm" svg:y="4.67cm">
          <draw:text-box>
            <text:p text:style-name="P3"><text:span text:style-name="T12">0</text:span></text:p>
          </draw:text-box>
        </draw:frame>
        <draw:frame draw:style-name="gr33" draw:text-style-name="P13" draw:layer="layout" svg:width="0.423cm" svg:height="0.335cm" svg:x="3.979cm" svg:y="3.526cm">
          <draw:text-box>
            <text:p text:style-name="P3"><text:span text:style-name="T12">33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erif Condensed" svg:font-family="'DejaVu Serif Condensed'" style:font-family-generic="roman" style:font-pitch="variable"/>
    <style:font-face style:name="F51" svg:font-family="F51"/>
    <style:font-face style:name="F67" svg:font-family="F67"/>
    <style:font-face style:name="F68" svg:font-family="F68"/>
    <style:font-face style:name="F95" svg:font-family="F95"/>
    <style:font-face style:name="F96" svg:font-family="F96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stroke-dash149" draw:style="rect" draw:dots1="1" draw:dots1-length="0.011cm" draw:distance="0.056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1cm" fo:margin-bottom="1cm" fo:margin-left="4.7cm" fo:margin-right="1cm" fo:page-width="11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9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8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30T17:38:40.091200808</dc:date>
    <meta:editing-duration>PT25M29S</meta:editing-duration>
    <meta:editing-cycles>8</meta:editing-cycles>
    <meta:generator>LibreOffice/24.8.6.2$Linux_X86_64 LibreOffice_project/480$Build-2</meta:generator>
    <meta:document-statistic meta:object-count="255"/>
  </office:meta>
</office:document-meta>
</file>